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Mercury Binary Model Format</text:p>
      <text:p text:style-name="Preformatted_20_Text">Version 2.000</text:p>
      <text:p text:style-name="Preformatted_20_Text"/>
      <text:p text:style-name="Preformatted_20_Text">NOTES: This is not compatable with previous versions of MBMF (version 0).</text:p>
      <text:p text:style-name="Preformatted_20_Text">If the length of a data chunk is 0 then the data chunk is not written.</text:p>
      <text:p text:style-name="Preformatted_20_Text">The number of vertices in a mesh must not exceed 65535</text:p>
      <text:p text:style-name="Preformatted_20_Text">The number of indices in a mesh must not exceed 65535.</text:p>
      <text:p text:style-name="Preformatted_20_Text">Integer data must be written in little endian.</text:p>
      <text:p text:style-name="Preformatted_20_Text"/>
      <text:p text:style-name="Preformatted_20_Text">The following are structures used in the file layout.</text:p>
      <text:p text:style-name="Preformatted_20_Text"/>
      <text:p text:style-name="Preformatted_20_Text">The fileheader MUST be compatable with all versions of MBMF.</text:p>
      <text:p text:style-name="Preformatted_20_Text">struct FileHeader</text:p>
      <text:p text:style-name="Preformatted_20_Text">{</text:p>
      <text:p text:style-name="Preformatted_20_Text"><text:tab/>char type[4]; <text:s/>//always MBMF</text:p>
      <text:p text:style-name="Preformatted_20_Text"><text:tab/>uint32_t version; //this is now version 2000</text:p>
      <text:p text:style-name="Preformatted_20_Text">}</text:p>
      <text:p text:style-name="Preformatted_20_Text"/>
      <text:p text:style-name="Preformatted_20_Text">struct Vertex</text:p>
      <text:p text:style-name="Preformatted_20_Text">{</text:p>
      <text:p text:style-name="Preformatted_20_Text"><text:tab/>float uv[2];</text:p>
      <text:p text:style-name="Preformatted_20_Text"><text:tab/>float normal[3];</text:p>
      <text:p text:style-name="Preformatted_20_Text"><text:tab/>float position[3];</text:p>
      <text:p text:style-name="Preformatted_20_Text">};</text:p>
      <text:p text:style-name="Preformatted_20_Text"/>
      <text:p text:style-name="Preformatted_20_Text">struct Mesh</text:p>
      <text:p text:style-name="Preformatted_20_Text">{</text:p>
      <text:p text:style-name="Preformatted_20_Text"><text:tab/>uint32_t nameLength;</text:p>
      <text:p text:style-name="Preformatted_20_Text"><text:tab/>char* name;</text:p>
      <text:p text:style-name="Preformatted_20_Text"/>
      <text:p text:style-name="Preformatted_20_Text"><text:tab/>bool bCache;</text:p>
      <text:p text:style-name="Preformatted_20_Text"/>
      <text:p text:style-name="Preformatted_20_Text"><text:tab/>//Mercury2 imposes a limit of 65535 vertice in one VBO mesh</text:p>
      <text:p text:style-name="Preformatted_20_Text"><text:tab/>uint32_t vertexDataLength; //in bytes</text:p>
      <text:p text:style-name="Preformatted_20_Text"><text:tab/>char* vertexData; //Vertex structures get stored here</text:p>
      <text:p text:style-name="Preformatted_20_Text"><text:tab/></text:p>
      <text:p text:style-name="Preformatted_20_Text"><text:tab/>//Mercury2 imposes a limit of 65535 indices in one VBO mesh</text:p>
      <text:p text:style-name="Preformatted_20_Text"><text:tab/>uint16_t numberOfIndices;</text:p>
      <text:p text:style-name="Preformatted_20_Text"><text:tab/>uint16_t* indices;</text:p>
      <text:p text:style-name="Preformatted_20_Text">}</text:p>
      <text:p text:style-name="Preformatted_20_Text"/>
      <text:p text:style-name="Preformatted_20_Text">struct BoneVertexAssignment</text:p>
      <text:p text:style-name="Preformatted_20_Text">{</text:p>
      <text:p text:style-name="Preformatted_20_Text"><text:tab/>uint16_t iMesh;</text:p>
      <text:p text:style-name="Preformatted_20_Text"><text:tab/>uint16_t iVertex;</text:p>
      <text:p text:style-name="Preformatted_20_Text"><text:tab/>float fWeight;</text:p>
      <text:p text:style-name="Preformatted_20_Text">}</text:p>
      <text:p text:style-name="Preformatted_20_Text"/>
      <text:p text:style-name="Preformatted_20_Text">struct Bone</text:p>
      <text:p text:style-name="Preformatted_20_Text">{</text:p>
      <text:p text:style-name="Preformatted_20_Text"><text:tab/>uint32_t nameLength;</text:p>
      <text:p text:style-name="Preformatted_20_Text"><text:tab/>char* name;</text:p>
      <text:p text:style-name="Preformatted_20_Text"><text:tab/>int32_t parentBoneIndex; //-1 for none</text:p>
      <text:p text:style-name="Preformatted_20_Text"/>
      <text:p text:style-name="Preformatted_20_Text"><text:tab/>//Associated Mesh. <text:s/>If this bone completely and exclusively</text:p>
      <text:p text:style-name="Preformatted_20_Text"><text:tab/>// controls a specific mesh, you can specifiy that mesh here.</text:p>
      <text:p text:style-name="Preformatted_20_Text"><text:tab/>// Otherwise, make it -1.</text:p>
      <text:p text:style-name="Preformatted_20_Text"><text:tab/>int16_t iAssociatedMesh;</text:p>
      <text:p text:style-name="Preformatted_20_Text"><text:soft-page-break/></text:p>
      <text:p text:style-name="Preformatted_20_Text"><text:tab/>//intitial joint position and rotations<text:tab/></text:p>
      <text:p text:style-name="Preformatted_20_Text"><text:tab/>//posx, posy, posz, rotw, rotx, roty, rotz <text:s/>(Point,Quat)</text:p>
      <text:p text:style-name="Preformatted_20_Text"><text:tab/>float joint[7];</text:p>
      <text:p text:style-name="Preformatted_20_Text"><text:tab/></text:p>
      <text:p text:style-name="Preformatted_20_Text"><text:tab/>uint32_t numVertexAssignments;</text:p>
      <text:p text:style-name="Preformatted_20_Text"><text:tab/>BoneVertexAssignment* vertexAssignments;</text:p>
      <text:p text:style-name="Preformatted_20_Text">}</text:p>
      <text:p text:style-name="Preformatted_20_Text"/>
      <text:p text:style-name="Preformatted_20_Text">struct KeyFrame</text:p>
      <text:p text:style-name="Preformatted_20_Text">{</text:p>
      <text:p text:style-name="Preformatted_20_Text"><text:tab/>float fTime;<text:tab/>//Seconds</text:p>
      <text:p text:style-name="Preformatted_20_Text"><text:tab/>//posx, posy, posz, rotw, rotx, roty, rotz (Point,Quat)</text:p>
      <text:p text:style-name="Preformatted_20_Text"><text:tab/>float posrotkeys[7];</text:p>
      <text:p text:style-name="Preformatted_20_Text">}</text:p>
      <text:p text:style-name="Preformatted_20_Text"/>
      <text:p text:style-name="Preformatted_20_Text">struct BoneKeyFrames</text:p>
      <text:p text:style-name="Preformatted_20_Text">{</text:p>
      <text:p text:style-name="Preformatted_20_Text"><text:tab/>uint32_t iBone; //bone index</text:p>
      <text:p text:style-name="Preformatted_20_Text"><text:tab/>uint32_t NumKeys;</text:p>
      <text:p text:style-name="Preformatted_20_Text"><text:tab/>KeyFrame* keys;</text:p>
      <text:p text:style-name="Preformatted_20_Text">}</text:p>
      <text:p text:style-name="Preformatted_20_Text"/>
      <text:p text:style-name="Preformatted_20_Text">//animation list using</text:p>
      <text:p text:style-name="Preformatted_20_Text">struct Animation</text:p>
      <text:p text:style-name="Preformatted_20_Text">{</text:p>
      <text:p text:style-name="Preformatted_20_Text"><text:tab/>unsigned int numInName;</text:p>
      <text:p text:style-name="Preformatted_20_Text"><text:tab/>char * name; //name of the animation (so we can have more than 1)</text:p>
      <text:p text:style-name="Preformatted_20_Text"><text:tab/>float duration; //in seconds</text:p>
      <text:p text:style-name="Preformatted_20_Text"/>
      <text:p text:style-name="Preformatted_20_Text"><text:tab/>unsigned int numBonesKeyFrames;</text:p>
      <text:p text:style-name="Preformatted_20_Text"><text:tab/>BoneKeyFrames *boneKeyFrames;</text:p>
      <text:p text:style-name="Preformatted_20_Text">}</text:p>
      <text:p text:style-name="Preformatted_20_Text"/>
      <text:p text:style-name="Preformatted_20_Text">Struct MaterialFilePath</text:p>
      <text:p text:style-name="Preformatted_20_Text">{</text:p>
      <text:p text:style-name="Preformatted_20_Text"><text:tab/>//list of paths of each Mercury Material File (zero padded)</text:p>
      <text:p text:style-name="Preformatted_20_Text"><text:tab/>unsigned intNumInName;</text:p>
      <text:p text:style-name="Preformatted_20_Text"><text:tab/>char* path;</text:p>
      <text:p text:style-name="Preformatted_20_Text">}</text:p>
      <text:p text:style-name="Preformatted_20_Text"/>
      <text:p text:style-name="Preformatted_20_Text">The layout of the file is as follows</text:p>
      <text:p text:style-name="Preformatted_20_Text"/>
      <text:p text:style-name="Preformatted_20_Text">struct File</text:p>
      <text:p text:style-name="Preformatted_20_Text">{</text:p>
      <text:p text:style-name="Preformatted_20_Text"><text:tab/>FileHeader head;</text:p>
      <text:p text:style-name="Preformatted_20_Text"/>
      <text:p text:style-name="Preformatted_20_Text"><text:tab/>uint16_t numMeshes;</text:p>
      <text:p text:style-name="Preformatted_20_Text"><text:tab/>Mesh *meshes;</text:p>
      <text:p text:style-name="Preformatted_20_Text"/>
      <text:p text:style-name="Preformatted_20_Text"><text:tab/>uint32_t numBones;</text:p>
      <text:p text:style-name="Preformatted_20_Text"><text:tab/>Bone *bones;</text:p>
      <text:p text:style-name="Preformatted_20_Text"/>
      <text:p text:style-name="Preformatted_20_Text"><text:tab/>uint32_t numAnimations;</text:p>
      <text:p text:style-name="Preformatted_20_Text"><text:tab/>Animation *animations;</text:p>
      <text:p text:style-name="Preformatted_20_Text"/>
      <text:p text:style-name="Preformatted_20_Text"><text:tab/>uint32_t numMaterials</text:p>
      <text:p text:style-name="Preformatted_20_Text"><text:tab/>MaterialFilePath *materials;</text:p>
      <text:p text:style-name="Preformatted_20_Text"><text:soft-page-break/></text:p>
      <text:p text:style-name="Preformatted_20_Text"><text:tab/>uint32_t extraDataLength;</text:p>
      <text:p text:style-name="Preformatted_20_Text"><text:tab/>char* extraData;</text:p>
      <text:p text:style-name="Preformatted_20_Text">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date>2008-12-30T15:27:27</dc:date>
    <dc:creator>Josh Allen</dc:creator>
    <meta:editing-duration>PT77H02M39S</meta:editing-duration>
    <meta:editing-cycles>18</meta:editing-cycles>
    <meta:document-statistic meta:table-count="0" meta:image-count="0" meta:object-count="0" meta:page-count="3" meta:paragraph-count="97" meta:word-count="337" meta:character-count="2264"/>
    <meta:user-defined meta:name="Info 1"/>
    <meta:user-defined meta:name="Info 2"/>
    <meta:user-defined meta:name="Info 3"/>
    <meta:user-defined meta:name="Info 4"/>
  </office:meta>
</office:document-meta>
</file>